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2b458e" officeooo:paragraph-rsid="0042742f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1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2" style:family="paragraph" style:parent-style-name="Standard"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13" style:family="paragraph" style:parent-style-name="Standard">
      <style:text-properties style:font-name="Arial" fo:font-size="10pt" officeooo:rsid="004125d6" officeooo:paragraph-rsid="004125d6" style:font-size-asian="10pt" style:font-size-complex="10pt" style:text-rotation-angle="0" style:text-rotation-scale="line-height"/>
    </style:style>
    <style:style style:name="P14" style:family="paragraph" style:parent-style-name="Standard"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15" style:family="paragraph" style:parent-style-name="Standard">
      <style:text-properties style:font-name="Arial" fo:font-size="10pt" officeooo:rsid="00491aa7" officeooo:paragraph-rsid="00491aa7" style:font-size-asian="10pt" style:font-size-complex="10pt" style:text-rotation-angle="0" style:text-rotation-scale="line-height"/>
    </style:style>
    <style:style style:name="P16" style:family="paragraph" style:parent-style-name="Standard"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17" style:family="paragraph" style:parent-style-name="Standard">
      <style:text-properties style:font-name="Arial" fo:font-size="10pt" officeooo:rsid="00501550" style:font-size-asian="10pt" style:font-size-complex="10pt" style:text-rotation-angle="0" style:text-rotation-scale="line-height"/>
    </style:style>
    <style:style style:name="P18" style:family="paragraph" style:parent-style-name="Standard">
      <style:text-properties style:font-name="Arial" fo:font-size="10pt" officeooo:rsid="00501550" officeooo:paragraph-rsid="00501550" style:font-size-asian="10pt" style:font-size-complex="10pt" style:text-rotation-angle="0" style:text-rotation-scale="line-height"/>
    </style:style>
    <style:style style:name="P19" style:family="paragraph" style:parent-style-name="Standard">
      <style:text-properties style:font-name="Arial" fo:font-size="10pt" officeooo:rsid="00501550" officeooo:paragraph-rsid="0056157e" style:font-size-asian="10pt" style:font-size-complex="10pt" style:text-rotation-angle="0" style:text-rotation-scale="line-height"/>
    </style:style>
    <style:style style:name="P20" style:family="paragraph" style:parent-style-name="Standard"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21" style:family="paragraph" style:parent-style-name="Standard"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22" style:family="paragraph" style:parent-style-name="Standard">
      <style:text-properties style:font-name="Arial" fo:font-size="10pt" officeooo:rsid="0056157e" officeooo:paragraph-rsid="0056157e" style:font-size-asian="10pt" style:font-size-complex="10pt" style:text-rotation-angle="0" style:text-rotation-scale="line-height"/>
    </style:style>
    <style:style style:name="P23" style:family="paragraph" style:parent-style-name="Standard">
      <style:text-properties style:font-name="Arial" fo:font-size="10pt" officeooo:rsid="00577495" officeooo:paragraph-rsid="00577495" style:font-size-asian="10pt" style:font-size-complex="10pt" style:text-rotation-angle="0" style:text-rotation-scale="line-height"/>
    </style:style>
    <style:style style:name="P24" style:family="paragraph" style:parent-style-name="Standard">
      <style:text-properties style:font-name="Arial" fo:font-size="10pt" officeooo:rsid="005be05f" officeooo:paragraph-rsid="005be05f" style:font-size-asian="10pt" style:font-size-complex="10pt" style:text-rotation-angle="0" style:text-rotation-scale="line-height"/>
    </style:style>
    <style:style style:name="P25" style:family="paragraph" style:parent-style-name="Standard"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26" style:family="paragraph" style:parent-style-name="Standard"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27" style:family="paragraph" style:parent-style-name="Standard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28" style:family="paragraph" style:parent-style-name="Standard"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29" style:family="paragraph" style:parent-style-name="Standard">
      <style:text-properties style:font-name="Arial" fo:font-size="22pt" fo:font-weight="bold" officeooo:rsid="000ee5b7" officeooo:paragraph-rsid="00671806" style:font-size-asian="22pt" style:font-weight-asian="bold" style:font-size-complex="22pt" style:font-weight-complex="bold" style:text-rotation-angle="90" style:text-rotation-scale="line-height"/>
    </style:style>
    <style:style style:name="P30" style:family="paragraph" style:parent-style-name="Titulo_20_2">
      <style:text-properties fo:background-color="#99ff66"/>
    </style:style>
    <style:style style:name="P31" style:family="paragraph" style:parent-style-name="Titulo_20_2">
      <style:text-properties style:font-weight-complex="bold"/>
    </style:style>
    <style:style style:name="P32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33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34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35" style:family="paragraph" style:parent-style-name="Table_20_Contents">
      <style:text-properties style:font-name="Arial"/>
    </style:style>
    <style:style style:name="P36" style:family="paragraph" style:parent-style-name="Table_20_Contents">
      <style:text-properties style:font-name="Arial" fo:background-color="#99ff99"/>
    </style:style>
    <style:style style:name="P3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39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41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42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43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45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46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47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48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49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51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2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3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4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5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56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58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9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0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rsid="0044a00d" officeooo:paragraph-rsid="0044a00d" style:font-size-asian="10pt" style:font-size-complex="10pt" style:text-rotation-angle="0" style:text-rotation-scale="line-heigh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73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75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76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98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100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30">0 Informe banco de medición de figura de ruido</text:p>
      <text:p text:style-name="P32">Dedicar 1.5 horas diarias</text:p>
      <text:p text:style-name="Titulo_20_2">1 Diagrama conceptual de equipo prototipo.</text:p>
      <text:p text:style-name="P33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32">Ensamblar prototipo de modulo periféricos en protoboard, luego esquemáticos y armar en PCB de ser posible.</text:p>
      <text:p text:style-name="Titulo_20_2">3 Selección de componentes.</text:p>
      <text:p text:style-name="P32">En principio, circuitos integrados:</text:p>
      <text:p text:style-name="P34">Núcleo microprocesador.</text:p>
      <text:p text:style-name="P34">Drivers GPIO (expansores de puerto).</text:p>
      <text:p text:style-name="P34">Drivers de bus GPIB.</text:p>
      <text:p text:style-name="P34">Controlador y drivers de pantalla.</text:p>
      <text:p text:style-name="P34">Controlador de interfaz física.</text:p>
      <text:p text:style-name="P34">Modulo Ethernet.</text:p>
      <text:p text:style-name="P34">Pantalla táctil LCD.</text:p>
      <text:p text:style-name="P31">4 Investigación desarrollo empleando microcontrolador núcleo y periféricos.</text:p>
      <text:p text:style-name="P32">Investigar el desarrollo y programación con el micro núcleo, en caso de ser ARM.</text:p>
      <text:p text:style-name="P32">Investigar el desarrollo y programación de los periféricos, como módulos de Ethernet.</text:p>
      <text:p text:style-name="P32">Estudio diseños de referencia y tarjetas de desarrollo de los fabricantes.</text:p>
      <text:p text:style-name="P31">5 Investigación, selección e instalación software para desarrollo.</text:p>
      <text:p text:style-name="P32">Entornos de desarrollo para microcontroladores. Librerías de apoyo (USB, Ethernet, TCT/IP).</text:p>
      <text:p text:style-name="Titulo_20_2">6 Plantear estrategias de diseño software y firmware.</text:p>
      <text:p text:style-name="P33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31">7 Diagramas UML software y firmware.</text:p>
      <text:p text:style-name="P31">8 Elaborar software / firmware de prototipo en tarjeta de desarrollo</text:p>
      <text:p text:style-name="P32">Usar Intel Galileo para implementar y probar prototipo de software / firmware. Implementar prototipo software.</text:p>
      <text:p text:style-name="Titulo_20_2">9 Generar esquemáticos preliminares</text:p>
      <text:p text:style-name="P33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2</text:p>
          </table:table-cell>
          <table:table-cell table:style-name="Table1.A1" office:value-type="string">
            <text:p text:style-name="P35">3</text:p>
          </table:table-cell>
          <table:table-cell table:style-name="Table1.A1" office:value-type="string">
            <text:p text:style-name="P35">4</text:p>
          </table:table-cell>
          <table:table-cell table:style-name="Table1.A1" office:value-type="string">
            <text:p text:style-name="P35">5</text:p>
          </table:table-cell>
          <table:table-cell table:style-name="Table1.A1" office:value-type="string">
            <text:p text:style-name="P35">6</text:p>
          </table:table-cell>
          <table:table-cell table:style-name="Table1.A1" office:value-type="string">
            <text:p text:style-name="P35">7</text:p>
          </table:table-cell>
          <table:table-cell table:style-name="Table1.A1" office:value-type="string">
            <text:p text:style-name="P35">8</text:p>
          </table:table-cell>
          <table:table-cell table:style-name="Table1.A1" office:value-type="string">
            <text:p text:style-name="P35">9</text:p>
          </table:table-cell>
          <table:table-cell table:style-name="Table1.A1" office:value-type="string">
            <text:p text:style-name="P35">10</text:p>
          </table:table-cell>
          <table:table-cell table:style-name="Table1.A1" office:value-type="string">
            <text:p text:style-name="P35">11</text:p>
          </table:table-cell>
          <table:table-cell table:style-name="Table1.M1" office:value-type="string">
            <text:p text:style-name="P35">12</text:p>
          </table:table-cell>
        </table:table-row>
        <table:table-row>
          <table:table-cell table:style-name="Table1.A2" office:value-type="string">
            <text:p text:style-name="P30">0 Informe banco de medición de figura de ruido</text:p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M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35"/>
          </table:table-cell>
          <table:table-cell table:style-name="Table1.B3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3" office:value-type="string">
            <text:p text:style-name="P35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35"/>
          </table:table-cell>
          <table:table-cell table:style-name="Table1.C4" office:value-type="string">
            <text:p text:style-name="P35"/>
          </table:table-cell>
          <table:table-cell table:style-name="Table1.C4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4" office:value-type="string">
            <text:p text:style-name="P35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35"/>
          </table:table-cell>
          <table:table-cell table:style-name="Table1.B5" office:value-type="string">
            <text:p text:style-name="P35"/>
          </table:table-cell>
          <table:table-cell table:style-name="Table1.B5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5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1">4 Investigación desarrollo empleando microcontrolador núcleo y periféricos.</text:p>
          </table:table-cell>
          <table:table-cell table:style-name="Table1.A2" office:value-type="string">
            <text:p text:style-name="P35"/>
          </table:table-cell>
          <table:table-cell table:style-name="Table1.C6" office:value-type="string">
            <text:p text:style-name="P35"/>
          </table:table-cell>
          <table:table-cell table:style-name="Table1.C6" office:value-type="string">
            <text:p text:style-name="P35"/>
          </table:table-cell>
          <table:table-cell table:style-name="Table1.C6" office:value-type="string">
            <text:p text:style-name="P35"/>
          </table:table-cell>
          <table:table-cell table:style-name="Table1.C6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6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1">5 Investigación, selección e instalación software para desarrollo.</text:p>
          </table:table-cell>
          <table:table-cell table:style-name="Table1.A2" office:value-type="string">
            <text:p text:style-name="P35"/>
          </table:table-cell>
          <table:table-cell table:style-name="Table1.C7" office:value-type="string">
            <text:p text:style-name="P35"/>
          </table:table-cell>
          <table:table-cell table:style-name="Table1.C7" office:value-type="string">
            <text:p text:style-name="P35"/>
          </table:table-cell>
          <table:table-cell table:style-name="Table1.C7" office:value-type="string">
            <text:p text:style-name="P35"/>
          </table:table-cell>
          <table:table-cell table:style-name="Table1.C7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7" office:value-type="string">
            <text:p text:style-name="P35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D8" office:value-type="string">
            <text:p text:style-name="P35"/>
          </table:table-cell>
          <table:table-cell table:style-name="Table1.D8" office:value-type="string">
            <text:p text:style-name="P35"/>
          </table:table-cell>
          <table:table-cell table:style-name="Table1.D8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8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1">7 Diagramas UML software y firmware.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D9" office:value-type="string">
            <text:p text:style-name="P35"/>
          </table:table-cell>
          <table:table-cell table:style-name="Table1.D9" office:value-type="string">
            <text:p text:style-name="P35"/>
          </table:table-cell>
          <table:table-cell table:style-name="Table1.D9" office:value-type="string">
            <text:p text:style-name="P35"/>
          </table:table-cell>
          <table:table-cell table:style-name="Table1.D9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9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1">8 Elaborar software / firmware de prototipo en tarjeta de desarrollo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F10" office:value-type="string">
            <text:p text:style-name="P35"/>
          </table:table-cell>
          <table:table-cell table:style-name="Table1.F10" office:value-type="string">
            <text:p text:style-name="P35"/>
          </table:table-cell>
          <table:table-cell table:style-name="Table1.F10" office:value-type="string">
            <text:p text:style-name="P35"/>
          </table:table-cell>
          <table:table-cell table:style-name="Table1.F10" office:value-type="string">
            <text:p text:style-name="P35"/>
          </table:table-cell>
          <table:table-cell table:style-name="Table1.F10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10" office:value-type="string">
            <text:p text:style-name="P35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H11" office:value-type="string">
            <text:p text:style-name="P35"/>
          </table:table-cell>
          <table:table-cell table:style-name="Table1.H11" office:value-type="string">
            <text:p text:style-name="P35"/>
          </table:table-cell>
          <table:table-cell table:style-name="Table1.H11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11" office:value-type="string">
            <text:p text:style-name="P35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12" office:value-type="string">
            <text:p text:style-name="P35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8">Mes</text:p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>Tarea</text:p>
          </table:table-cell>
          <table:table-cell table:style-name="Table2.A1" office:value-type="string">
            <text:p text:style-name="P38">Horas</text:p>
          </table:table-cell>
          <table:table-cell table:style-name="Table2.A1" office:value-type="string">
            <text:p text:style-name="P38"/>
          </table:table-cell>
          <table:table-cell table:style-name="Table2.F1" office:value-type="string">
            <text:p text:style-name="P97">Observación</text:p>
          </table:table-cell>
        </table:table-row>
        <table:table-row>
          <table:table-cell table:style-name="Table2.A2" table:number-rows-spanned="6" office:value-type="string">
            <text:p text:style-name="P98">Abril</text:p>
          </table:table-cell>
          <table:table-cell table:style-name="Table2.A2" table:number-rows-spanned="6" office:value-type="string">
            <text:p text:style-name="P39">Jueves 27</text:p>
          </table:table-cell>
          <table:table-cell table:style-name="Table2.C2" office:value-type="string">
            <text:p text:style-name="P39">Instalar software</text:p>
          </table:table-cell>
          <table:table-cell table:style-name="Table2.D2" office:value-type="string">
            <text:p text:style-name="P40">-</text:p>
          </table:table-cell>
          <table:table-cell table:style-name="Table2.E2" office:value-type="string">
            <text:p text:style-name="P39"/>
          </table:table-cell>
          <table:table-cell table:style-name="Table2.F7" table:number-rows-spanned="6" office:value-type="string">
            <text:p text:style-name="P39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39">Informe banco ruido</text:p>
          </table:table-cell>
          <table:table-cell table:style-name="Table2.D3" office:value-type="string">
            <text:p text:style-name="P40">1,5</text:p>
          </table:table-cell>
          <table:table-cell table:style-name="Table2.E3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39">Informe semanal</text:p>
          </table:table-cell>
          <table:table-cell table:style-name="Table2.D4" office:value-type="string">
            <text:p text:style-name="P40">1,5</text:p>
          </table:table-cell>
          <table:table-cell table:style-name="Table2.E4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39">Preparar lista de componentes</text:p>
          </table:table-cell>
          <table:table-cell table:style-name="Table2.D5" office:value-type="string">
            <text:p text:style-name="P40">1,0</text:p>
          </table:table-cell>
          <table:table-cell table:style-name="Table2.E5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39">Preparar footprints</text:p>
          </table:table-cell>
          <table:table-cell table:style-name="Table2.D6" office:value-type="string">
            <text:p text:style-name="P40">1,5</text:p>
          </table:table-cell>
          <table:table-cell table:style-name="Table2.E6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39">Trabajo en software Visa</text:p>
          </table:table-cell>
          <table:table-cell table:style-name="Table2.D7" office:value-type="string">
            <text:p text:style-name="P40">1,5</text:p>
          </table:table-cell>
          <table:table-cell table:style-name="Table2.E7" office:value-type="string">
            <text:p text:style-name="P46"/>
          </table:table-cell>
          <table:covered-table-cell/>
        </table:table-row>
        <table:table-row>
          <table:table-cell table:style-name="Table2.A2" table:number-rows-spanned="80" office:value-type="string">
            <text:p text:style-name="P99">Mayo</text:p>
          </table:table-cell>
          <table:table-cell table:style-name="Table2.A2" table:number-rows-spanned="6" office:value-type="string">
            <text:p text:style-name="P43">Lunes 8</text:p>
          </table:table-cell>
          <table:table-cell table:style-name="Table2.C8" office:value-type="string">
            <text:p text:style-name="P39">Informe banco ruido</text:p>
          </table:table-cell>
          <table:table-cell table:style-name="Table2.D8" office:value-type="string">
            <text:p text:style-name="P40">1,5</text:p>
          </table:table-cell>
          <table:table-cell table:style-name="Table2.E8" office:value-type="string">
            <text:p text:style-name="P46"/>
          </table:table-cell>
          <table:table-cell table:style-name="Table2.F13" table:number-rows-spanned="6" office:value-type="string">
            <text:p text:style-name="P48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39">Preparar lista de componentes</text:p>
          </table:table-cell>
          <table:table-cell table:style-name="Table2.D13" office:value-type="string">
            <text:p text:style-name="P40">1,0</text:p>
          </table:table-cell>
          <table:table-cell table:style-name="Table2.E13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3">Preparar stencil footprint</text:p>
          </table:table-cell>
          <table:table-cell table:style-name="Table2.D13" office:value-type="string">
            <text:p text:style-name="P44">1,0</text:p>
          </table:table-cell>
          <table:table-cell table:style-name="Table2.E13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3">Lectura desarrollo Microchip</text:p>
          </table:table-cell>
          <table:table-cell table:style-name="Table2.D13" office:value-type="string">
            <text:p text:style-name="P44">1,5</text:p>
          </table:table-cell>
          <table:table-cell table:style-name="Table2.E13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3">Lectura Visa</text:p>
          </table:table-cell>
          <table:table-cell table:style-name="Table2.D13" office:value-type="string">
            <text:p text:style-name="P44">1,0</text:p>
          </table:table-cell>
          <table:table-cell table:style-name="Table2.E13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3">Pruebas desarrollo Visa</text:p>
          </table:table-cell>
          <table:table-cell table:style-name="Table2.D13" office:value-type="string">
            <text:p text:style-name="P44">1,5</text:p>
          </table:table-cell>
          <table:table-cell table:style-name="Table2.E13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9">Martes 8</text:p>
          </table:table-cell>
          <table:table-cell table:style-name="Table2.C14" office:value-type="string">
            <text:p text:style-name="P39">Informe banco ruido</text:p>
          </table:table-cell>
          <table:table-cell table:style-name="Table2.D14" office:value-type="string">
            <text:p text:style-name="P40">1,5</text:p>
          </table:table-cell>
          <table:table-cell table:style-name="Table2.E14" office:value-type="string">
            <text:p text:style-name="P47"/>
          </table:table-cell>
          <table:table-cell table:style-name="Table2.F19" table:number-rows-spanned="6" office:value-type="string">
            <text:p text:style-name="P48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49">Preparar lista de componentes</text:p>
          </table:table-cell>
          <table:table-cell table:style-name="Table2.D18" office:value-type="string">
            <text:p text:style-name="P50">1,0</text:p>
          </table:table-cell>
          <table:table-cell table:style-name="Table2.E18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5">Preparar stencil footprint</text:p>
          </table:table-cell>
          <table:table-cell table:style-name="Table2.D18" office:value-type="string">
            <text:p text:style-name="P50">1,0</text:p>
          </table:table-cell>
          <table:table-cell table:style-name="Table2.E18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5">Lectura desarrollo Microchip</text:p>
          </table:table-cell>
          <table:table-cell table:style-name="Table2.D18" office:value-type="string">
            <text:p text:style-name="P50">1,0</text:p>
          </table:table-cell>
          <table:table-cell table:style-name="Table2.E18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3">Lectura Visa</text:p>
          </table:table-cell>
          <table:table-cell table:style-name="Table2.D18" office:value-type="string">
            <text:p text:style-name="P50">1,0</text:p>
          </table:table-cell>
          <table:table-cell table:style-name="Table2.E18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43">Pruebas desarrollo Visa</text:p>
          </table:table-cell>
          <table:table-cell table:style-name="Table2.D19" office:value-type="string">
            <text:p text:style-name="P50">1,0</text:p>
          </table:table-cell>
          <table:table-cell table:style-name="Table2.E19" office:value-type="string">
            <text:p text:style-name="P4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51"/>
          </table:table-cell>
          <table:table-cell table:style-name="Table2.D21" office:value-type="string">
            <text:p text:style-name="P50"/>
          </table:table-cell>
          <table:table-cell table:style-name="Table2.E21" office:value-type="string">
            <text:p text:style-name="P52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56">Jueves 11</text:p>
          </table:table-cell>
          <table:table-cell table:style-name="Table2.C21" office:value-type="string">
            <text:p text:style-name="P39">Informe banco ruido</text:p>
          </table:table-cell>
          <table:table-cell table:style-name="Table2.D21" office:value-type="string">
            <text:p text:style-name="P40">1,5</text:p>
          </table:table-cell>
          <table:table-cell table:style-name="Table2.E21" office:value-type="string">
            <text:p text:style-name="P54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56">Búsqueda de componentes</text:p>
          </table:table-cell>
          <table:table-cell table:style-name="Table2.D26" office:value-type="string">
            <text:p text:style-name="P50">1,0</text:p>
          </table:table-cell>
          <table:table-cell table:style-name="Table2.E26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56">Prepara lista de componentes</text:p>
          </table:table-cell>
          <table:table-cell table:style-name="Table2.D26" office:value-type="string">
            <text:p text:style-name="P57">1.0</text:p>
          </table:table-cell>
          <table:table-cell table:style-name="Table2.E26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5">Preparar stencil footprint</text:p>
          </table:table-cell>
          <table:table-cell table:style-name="Table2.D26" office:value-type="string">
            <text:p text:style-name="P50">1,0</text:p>
          </table:table-cell>
          <table:table-cell table:style-name="Table2.E26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5">Lectura desarrollo Microchip</text:p>
          </table:table-cell>
          <table:table-cell table:style-name="Table2.D26" office:value-type="string">
            <text:p text:style-name="P50">1,0</text:p>
          </table:table-cell>
          <table:table-cell table:style-name="Table2.E26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3">Lectura Visa</text:p>
          </table:table-cell>
          <table:table-cell table:style-name="Table2.D26" office:value-type="string">
            <text:p text:style-name="P50">1,0</text:p>
          </table:table-cell>
          <table:table-cell table:style-name="Table2.E26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43">Pruebas desarrollo Visa</text:p>
          </table:table-cell>
          <table:table-cell table:style-name="Table2.D27" office:value-type="string">
            <text:p text:style-name="P50">1,0</text:p>
          </table:table-cell>
          <table:table-cell table:style-name="Table2.E27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76">Informe banco ruido</text:p>
          </table:table-cell>
          <table:table-cell table:style-name="Table2.D31" office:value-type="string">
            <text:p text:style-name="P62">2.0</text:p>
          </table:table-cell>
          <table:table-cell table:style-name="Table2.E31" office:value-type="string">
            <text:p text:style-name="P58"/>
          </table:table-cell>
          <table:table-cell table:style-name="Table2.F32" table:number-rows-spanned="5" office:value-type="string">
            <text:p text:style-name="P9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76">Informe semanal</text:p>
          </table:table-cell>
          <table:table-cell table:style-name="Table2.D31" office:value-type="string">
            <text:p text:style-name="P62">1.0</text:p>
          </table:table-cell>
          <table:table-cell table:style-name="Table2.E3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76"><text:span text:style-name="T7">Búsqueda</text:span> + lista de componentes</text:p>
          </table:table-cell>
          <table:table-cell table:style-name="Table2.D31" office:value-type="string">
            <text:p text:style-name="P62">1,5</text:p>
          </table:table-cell>
          <table:table-cell table:style-name="Table2.E3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76">Prepara<text:span text:style-name="T8">r</text:span> stencil footprints</text:p>
          </table:table-cell>
          <table:table-cell table:style-name="Table2.D31" office:value-type="string">
            <text:p text:style-name="P62">1,0</text:p>
          </table:table-cell>
          <table:table-cell table:style-name="Table2.E3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76"><text:span text:style-name="T7">Prueba</text:span> desarrollo Visa</text:p>
          </table:table-cell>
          <table:table-cell table:style-name="Table2.D32" office:value-type="string">
            <text:p text:style-name="P62">2,0</text:p>
          </table:table-cell>
          <table:table-cell table:style-name="Table2.E32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9">Lunes 15</text:p>
          </table:table-cell>
          <table:table-cell table:style-name="Table2.C147" office:value-type="string">
            <text:p text:style-name="P76">Informe banco ruido</text:p>
          </table:table-cell>
          <table:table-cell table:style-name="Table2.D147" office:value-type="string">
            <text:p text:style-name="P62">2.<text:span text:style-name="T8">0</text:span></text:p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10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10">Martes 16</text:p>
          </table:table-cell>
          <table:table-cell table:style-name="Table2.C147" office:value-type="string">
            <text:p text:style-name="P80">Informe banco ruido</text:p>
          </table:table-cell>
          <table:table-cell table:style-name="Table2.D147" office:value-type="string">
            <text:p text:style-name="P63"><text:span text:style-name="T9">2</text:span>,0</text:p>
          </table:table-cell>
          <table:table-cell table:style-name="Table2.E147" office:value-type="string">
            <text:p text:style-name="P58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77">Informe semanal</text:p>
          </table:table-cell>
          <table:table-cell table:style-name="Table2.D147" office:value-type="string">
            <text:p text:style-name="P63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0">Componentes: búsqueda+lista</text:p>
          </table:table-cell>
          <table:table-cell table:style-name="Table2.D147" office:value-type="string">
            <text:p text:style-name="P63">1,0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0">Pruebas desarrollo Visa</text:p>
          </table:table-cell>
          <table:table-cell table:style-name="Table2.D147" office:value-type="string">
            <text:p text:style-name="P63">2,0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7">Prepara<text:span text:style-name="T8">r</text:span> stencil footprints</text:p>
          </table:table-cell>
          <table:table-cell table:style-name="Table2.D147" office:value-type="string">
            <text:p text:style-name="P63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<text:span text:style-name="T10">Miércoles</text:span> 17</text:p>
          </table:table-cell>
          <table:table-cell table:style-name="Table2.C40" office:value-type="string">
            <text:p text:style-name="P81">Documentación software</text:p>
          </table:table-cell>
          <table:table-cell table:style-name="Table2.D40" office:value-type="string">
            <text:p text:style-name="P64">1,0</text:p>
          </table:table-cell>
          <table:table-cell table:style-name="Table2.E40" office:value-type="string">
            <text:p text:style-name="P58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81">Pruebas desarrollo </text:p>
          </table:table-cell>
          <table:table-cell table:style-name="Table2.D40" office:value-type="string">
            <text:p text:style-name="P64">1,0</text:p>
          </table:table-cell>
          <table:table-cell table:style-name="Table2.E40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1">Componentes: búsqueda+lista</text:p>
          </table:table-cell>
          <table:table-cell table:style-name="Table2.D147" office:value-type="string">
            <text:p text:style-name="P64">1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2">Informe banco ruido: parte figura ruido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1">Modelado software</text:p>
          </table:table-cell>
          <table:table-cell table:style-name="Table2.D43" office:value-type="string">
            <text:p text:style-name="P64">2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2">Jueves 18</text:p>
          </table:table-cell>
          <table:table-cell table:style-name="Table2.C147" office:value-type="string">
            <text:p text:style-name="P78">Prepara<text:span text:style-name="T8">r</text:span> stencil footprints</text:p>
          </table:table-cell>
          <table:table-cell table:style-name="Table2.D147" office:value-type="string">
            <text:p text:style-name="P65">1.0</text:p>
          </table:table-cell>
          <table:table-cell table:style-name="Table2.E147" office:value-type="string">
            <text:p text:style-name="P59"/>
          </table:table-cell>
          <table:table-cell table:style-name="Table2.F48" table:number-rows-spanned="5" office:value-type="string">
            <text:p text:style-name="P13">El Cendit suspende actividades 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2">Componentes: búsqueda+lista</text:p>
          </table:table-cell>
          <table:table-cell table:style-name="Table2.D147" office:value-type="string">
            <text:p text:style-name="P65">1.0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2">Modelado software</text:p>
          </table:table-cell>
          <table:table-cell table:style-name="Table2.D147" office:value-type="string">
            <text:p text:style-name="P65">2.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2">Pruebas desarrollo <text:s/><text:span text:style-name="T11">+ doc software</text:span></text:p>
          </table:table-cell>
          <table:table-cell table:style-name="Table2.D147" office:value-type="string">
            <text:p text:style-name="P65">2.0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2">Informe banco ruido: parte figura ruido</text:p>
          </table:table-cell>
          <table:table-cell table:style-name="Table2.D147" office:value-type="string">
            <text:p text:style-name="P65">1.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4">Viernes 19</text:p>
          </table:table-cell>
          <table:table-cell table:style-name="Table2.C54" office:value-type="string">
            <text:p text:style-name="P84">Informe tutor</text:p>
          </table:table-cell>
          <table:table-cell table:style-name="Table2.D54" office:value-type="string">
            <text:p text:style-name="P66">1,0</text:p>
          </table:table-cell>
          <table:table-cell table:style-name="Table2.E54" office:value-type="string">
            <text:p text:style-name="P58"/>
          </table:table-cell>
          <table:table-cell table:style-name="Table2.F54" table:number-rows-spanned="6" office:value-type="string">
            <text:p text:style-name="P8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84">Componentes: búsqueda+lista</text:p>
          </table:table-cell>
          <table:table-cell table:style-name="Table2.D54" office:value-type="string">
            <text:p text:style-name="P66">1,<text:span text:style-name="T12">0</text:span></text:p>
          </table:table-cell>
          <table:table-cell table:style-name="Table2.E54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79">Prepara<text:span text:style-name="T8">r</text:span> stencil footprints</text:p>
          </table:table-cell>
          <table:table-cell table:style-name="Table2.D54" office:value-type="string">
            <text:p text:style-name="P67">1.0</text:p>
          </table:table-cell>
          <table:table-cell table:style-name="Table2.E54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2">Modelado software</text:p>
          </table:table-cell>
          <table:table-cell table:style-name="Table2.D54" office:value-type="string">
            <text:p text:style-name="P65">2.0</text:p>
          </table:table-cell>
          <table:table-cell table:style-name="Table2.E54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82">Informe banco ruido: parte figura ruido</text:p>
          </table:table-cell>
          <table:table-cell table:style-name="Table2.D53" office:value-type="string">
            <text:p text:style-name="P65">1.0</text:p>
          </table:table-cell>
          <table:table-cell table:style-name="Table2.E53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3">Pruebas desarrollo <text:s/><text:span text:style-name="T11">+ doc software</text:span></text:p>
          </table:table-cell>
          <table:table-cell table:style-name="Table2.D54" office:value-type="string">
            <text:p text:style-name="P66">1,0</text:p>
          </table:table-cell>
          <table:table-cell table:style-name="Table2.E54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5">Lunes 2<text:span text:style-name="T13">2</text:span></text:p>
          </table:table-cell>
          <table:table-cell table:style-name="Table2.C147" office:value-type="string">
            <text:p text:style-name="P85">Reunión pautada con J.Rodriguez y K. Moncada.</text:p>
          </table:table-cell>
          <table:table-cell table:style-name="Table2.D147" office:value-type="string">
            <text:p text:style-name="P69">-</text:p>
          </table:table-cell>
          <table:table-cell table:style-name="Table2.E147" office:value-type="string">
            <text:p text:style-name="P58"/>
          </table:table-cell>
          <table:table-cell table:style-name="Table2.F56" table:number-rows-spanned="2" office:value-type="string">
            <text:p text:style-name="P16">Cendit suspende actividades <text:s/>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5">Presentación figura ruido</text:p>
          </table:table-cell>
          <table:table-cell table:style-name="Table2.D147" office:value-type="string">
            <text:p text:style-name="P69">-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6">Martes 2<text:span text:style-name="T13">3</text:span></text:p>
          </table:table-cell>
          <table:table-cell table:style-name="Table2.C147" office:value-type="string">
            <text:p text:style-name="P86">Informe presentación figura ruido</text:p>
          </table:table-cell>
          <table:table-cell table:style-name="Table2.D147" office:value-type="string">
            <text:p text:style-name="P68">3</text:p>
          </table:table-cell>
          <table:table-cell table:style-name="Table2.E147" office:value-type="string">
            <text:p text:style-name="P58"/>
          </table:table-cell>
          <table:table-cell table:style-name="Table2.F60" table:number-rows-spanned="4" office:value-type="string">
            <text:p text:style-name="P17">Cendit supende actividades a la 1:00 PM.</text:p>
            <text:p text:style-name="P17"/>
            <text:p text:style-name="P18">Presentación a J. Rodriguez y K. Moncada.</text:p>
            <text:p text:style-name="P17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6">Búsqueda componentes</text:p>
          </table:table-cell>
          <table:table-cell table:style-name="Table2.D147" office:value-type="string">
            <text:p text:style-name="P68">1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Preparación stencil footprints</text:p>
          </table:table-cell>
          <table:table-cell table:style-name="Table2.D147" office:value-type="string">
            <text:p text:style-name="P68">1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Prueba desarrollo + doc software</text:p>
          </table:table-cell>
          <table:table-cell table:style-name="Table2.D147" office:value-type="string">
            <text:p text:style-name="P68">1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0">Miércoles 24</text:p>
          </table:table-cell>
          <table:table-cell table:style-name="Table2.C147" office:value-type="string">
            <text:p text:style-name="P89">Componentes: búsqueda + lista</text:p>
          </table:table-cell>
          <table:table-cell table:style-name="Table2.D147" office:value-type="string">
            <text:p text:style-name="P69">1.5</text:p>
          </table:table-cell>
          <table:table-cell table:style-name="Table2.E147" office:value-type="string">
            <text:p text:style-name="P60"/>
          </table:table-cell>
          <table:table-cell table:style-name="Table2.F64" table:number-rows-spanned="4" office:value-type="string">
            <text:p text:style-name="P21">El Cendit suspende actividades a la 1:00P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9">Preparar versión informe técnico</text:p>
          </table:table-cell>
          <table:table-cell table:style-name="Table2.D147" office:value-type="string">
            <text:p text:style-name="P69">1.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9">Lectura y documentación software</text:p>
          </table:table-cell>
          <table:table-cell table:style-name="Table2.D147" office:value-type="string">
            <text:p text:style-name="P69">1,5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9">Prueba desarrollo</text:p>
          </table:table-cell>
          <table:table-cell table:style-name="Table2.D147" office:value-type="string">
            <text:p text:style-name="P69">1,5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1">Jueves 25</text:p>
          </table:table-cell>
          <table:table-cell table:style-name="Table2.C147" office:value-type="string">
            <text:p text:style-name="P92">Seminario FLUKE</text:p>
          </table:table-cell>
          <table:table-cell table:style-name="Table2.D147" office:value-type="string">
            <text:p text:style-name="P70">3,0</text:p>
          </table:table-cell>
          <table:table-cell table:style-name="Table2.E147" office:value-type="string">
            <text:p text:style-name="P59"/>
          </table:table-cell>
          <table:table-cell table:style-name="Table2.F70" table:number-rows-spanned="6" office:value-type="string">
            <text:p text:style-name="P19">Presentación a J. Rodriguez y K. Moncada.</text:p>
            <text:p text:style-name="P22">Se conoce el software de control de la sala de EMC, EMC32.</text:p>
            <text:p text:style-name="P22">Presentación a P. Ruiz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9">Lectura y documentación software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9">Prueba desarrollo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0">Componentes: búsqueda + lista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7">Preparación stencil footprints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2">Informe <text:span text:style-name="T14">técnico</text:span>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3">Viernes 26</text:p>
          </table:table-cell>
          <table:table-cell table:style-name="Table2.C147" office:value-type="string">
            <text:p text:style-name="P89">Prueba desarrollo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60"/>
          </table:table-cell>
          <table:table-cell table:style-name="Table2.F74" table:number-rows-spanned="4" office:value-type="string">
            <text:p text:style-name="P24">Cendit da la salida a las 3:00 PM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0">Componentes: búsqueda + lista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7">Preparación stencil footprints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89">Lectura y documentación software</text:p>
          </table:table-cell>
          <table:table-cell table:style-name="Table2.D74" office:value-type="string">
            <text:p text:style-name="P70">1,0</text:p>
          </table:table-cell>
          <table:table-cell table:style-name="Table2.E74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Lunes <text:s/>29</text:p>
          </table:table-cell>
          <table:table-cell table:style-name="Table2.C147" office:value-type="string">
            <text:p text:style-name="P93">Requerimientos de software: doc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table-cell table:style-name="Table2.F80" table:number-rows-spanned="6" office:value-type="string">
            <text:p text:style-name="P26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3">Modelado de software: uml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3">Propuesta de hardware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1">Componentes: búsqueda + lista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8">Preparación stencil footprints: <text:span text:style-name="T15">Eagle/Kicad</text:span>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4">Documentación software</text:p>
          </table:table-cell>
          <table:table-cell table:style-name="Table2.D147" office:value-type="string">
            <text:p text:style-name="P71"><text:span text:style-name="T16">1</text:span>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6">Martes 30</text:p>
          </table:table-cell>
          <table:table-cell table:style-name="Table2.C147" office:value-type="string">
            <text:p text:style-name="P94">Prueba desarrollo </text:p>
          </table:table-cell>
          <table:table-cell table:style-name="Table2.D147" office:value-type="string">
            <text:p text:style-name="P72">2,0</text:p>
          </table:table-cell>
          <table:table-cell table:style-name="Table2.E147" office:value-type="string">
            <text:p text:style-name="P60"/>
          </table:table-cell>
          <table:table-cell table:style-name="Table2.F86" table:number-rows-spanned="6" office:value-type="string">
            <text:p text:style-name="P27">Cendit da salida a la 1:00 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4">Documentación software: com VISA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0">Componentes: búsqueda + lista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3">Modelado de software: uml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3"><text:span text:style-name="T16">Modelado</text:span> de hardware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4">Informe técnico</text:p>
          </table:table-cell>
          <table:table-cell table:style-name="Table2.D147" office:value-type="string">
            <text:p text:style-name="P95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7"><text:span text:style-name="T18">Miércoles</text:span> 31</text:p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27">Ausencia. Diligencia personal</text:p>
          </table:table-cell>
        </table:table-row>
        <table:table-row>
          <table:table-cell table:style-name="Table2.A2" table:number-rows-spanned="26" office:value-type="string">
            <text:p text:style-name="P29">JUNIO</text:p>
          </table:table-cell>
          <table:table-cell table:style-name="Table2.A2" table:number-rows-spanned="6" office:value-type="string">
            <text:p text:style-name="P28">Jueves 1</text:p>
          </table:table-cell>
          <table:table-cell table:style-name="Table2.C147" office:value-type="string">
            <text:p text:style-name="P96">Desarrollo: librería comunicaciones</text:p>
          </table:table-cell>
          <table:table-cell table:style-name="Table2.D147" office:value-type="string">
            <text:p text:style-name="P74">2,0</text:p>
          </table:table-cell>
          <table:table-cell table:style-name="Table2.E147" office:value-type="string">
            <text:p text:style-name="P60"/>
          </table:table-cell>
          <table:table-cell table:style-name="Table2.F93" table:number-rows-spanned="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6">Documentación software: com VISA</text:p>
          </table:table-cell>
          <table:table-cell table:style-name="Table2.D147" office:value-type="string">
            <text:p text:style-name="P74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6">Generar lista componentes</text:p>
          </table:table-cell>
          <table:table-cell table:style-name="Table2.D147" office:value-type="string">
            <text:p text:style-name="P74">0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6">Modelado software: captura requisitos</text:p>
          </table:table-cell>
          <table:table-cell table:style-name="Table2.D147" office:value-type="string">
            <text:p text:style-name="P74">1,5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6">Modelado hardware</text:p>
          </table:table-cell>
          <table:table-cell table:style-name="Table2.D147" office:value-type="string">
            <text:p text:style-name="P74">1,5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6">Informe técnico</text:p>
          </table:table-cell>
          <table:table-cell table:style-name="Table2.D147" office:value-type="string">
            <text:p text:style-name="P74">1,0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75"/>
          </table:table-cell>
          <table:table-cell table:style-name="Table2.D148" office:value-type="string">
            <text:p text:style-name="P62"/>
          </table:table-cell>
          <table:table-cell table:style-name="Table2.E148" office:value-type="string">
            <text:p text:style-name="P61"/>
          </table:table-cell>
          <table:table-cell table:style-name="Table2.F148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Día</text:p>
          </table:table-cell>
          <table:table-cell table:style-name="Table3.B1" office:value-type="string">
            <text:p text:style-name="P37">Motivo</text:p>
          </table:table-cell>
        </table:table-row>
        <table:table-row table:style-name="Table3.1">
          <table:table-cell table:style-name="Table3.A2" office:value-type="string">
            <text:p text:style-name="P39">Marzo <text:span text:style-name="T4">30</text:span></text:p>
          </table:table-cell>
          <table:table-cell table:style-name="Table3.B2" office:value-type="string">
            <text:p text:style-name="P39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39">Abril 17</text:p>
          </table:table-cell>
          <table:table-cell table:style-name="Table3.B2" office:value-type="string">
            <text:p text:style-name="P39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39">Abril 26</text:p>
          </table:table-cell>
          <table:table-cell table:style-name="Table3.B4" office:value-type="string">
            <text:p text:style-name="P39">Problemas de salud</text:p>
          </table:table-cell>
        </table:table-row>
        <table:table-row table:style-name="Table3.1">
          <table:table-cell table:style-name="Table3.A5" office:value-type="string">
            <text:p text:style-name="P41">Mayo 1</text:p>
          </table:table-cell>
          <table:table-cell table:style-name="Table3.B5" office:value-type="string">
            <text:p text:style-name="P41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39">Mayo 2</text:p>
          </table:table-cell>
          <table:table-cell table:style-name="Table3.B2" office:value-type="string">
            <text:p text:style-name="P39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41">Mayo 3</text:p>
          </table:table-cell>
          <table:table-cell table:style-name="Table3.B2" office:value-type="string">
            <text:p text:style-name="P41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41">Mayo 4</text:p>
          </table:table-cell>
          <table:table-cell table:style-name="Table3.B2" office:value-type="string">
            <text:p text:style-name="P42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41">Mayo 5</text:p>
          </table:table-cell>
          <table:table-cell table:style-name="Table3.B2" office:value-type="string">
            <text:p text:style-name="P42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5">Mayo 10</text:p>
          </table:table-cell>
          <table:table-cell table:style-name="Table3.B2" office:value-type="string">
            <text:p text:style-name="P55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73">Mayo 31</text:p>
          </table:table-cell>
          <table:table-cell table:style-name="Table3.B2" office:value-type="string">
            <text:p text:style-name="P73">Diligencia personal, todo el día.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6-01T15:43:29.653549621</dc:date>
    <meta:editing-cycles>87</meta:editing-cycles>
    <meta:editing-duration>P1DT17H21M7S</meta:editing-duration>
    <meta:document-statistic meta:table-count="3" meta:image-count="0" meta:object-count="0" meta:page-count="7" meta:paragraph-count="304" meta:word-count="971" meta:character-count="6272" meta:non-whitespace-character-count="5595"/>
    <meta:template xlink:type="simple" xlink:actuate="onRequest" xlink:title="" xlink:href="Normal.dotm"/>
  </office:meta>
</office:document-meta>
</file>